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F900000322B6E66A5FF68F74A7.png" manifest:media-type="image/png"/>
  <manifest:file-entry manifest:full-path="Pictures/10000000000004F900000322783ADE15FCCE3CBA.png" manifest:media-type="image/png"/>
  <manifest:file-entry manifest:full-path="Pictures/1000000000000020000000204B249CA79A42C6D7.png" manifest:media-type="image/png"/>
  <manifest:file-entry manifest:full-path="Pictures/10000000000005550000035C66CD1AA3E88406D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Courier New1" svg:font-family="'Courier New'" style:font-family-generic="modern" style:font-pitch="fixed"/>
    <style:font-face style:name="Source Code Pro Black" svg:font-family="'Source Code Pro Black'" style:font-family-generic="modern" style:font-pitch="fixed"/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Source Sans Pro Black1" svg:font-family="'Source Sans Pro Black'" style:font-family-generic="swiss" style:font-pitch="variable"/>
    <style:font-face style:name="Source Sans Pro Black2" svg:font-family="'Source Sans Pro Black'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cfe7f5" draw:textarea-horizontal-align="justify" draw:textarea-vertical-align="middle" draw:auto-grow-height="false" fo:min-height="3.62cm" fo:min-width="7.296cm"/>
    </style:style>
    <style:style style:name="gr3" style:family="graphic" style:parent-style-name="standard">
      <style:graphic-properties draw:textarea-horizontal-align="justify" draw:textarea-vertical-align="middle" draw:auto-grow-height="false" fo:min-height="5.4cm" fo:min-width="6.4cm"/>
    </style:style>
    <style:style style:name="gr4" style:family="graphic" style:parent-style-name="standard">
      <style:graphic-properties draw:fill="solid" draw:fill-color="#1b75bc" draw:textarea-horizontal-align="justify" draw:textarea-vertical-align="middle" draw:auto-grow-height="false" fo:min-height="7.4cm" fo:min-width="3.2cm"/>
    </style:style>
    <style:style style:name="gr5" style:family="graphic" style:parent-style-name="standard">
      <style:graphic-properties draw:fill="solid" draw:fill-color="#bce4e5" draw:textarea-horizontal-align="justify" draw:textarea-vertical-align="middle" draw:auto-grow-height="false" fo:min-height="1.8cm" fo:min-width="4.2cm"/>
    </style:style>
    <style:style style:name="gr6" style:family="graphic" style:parent-style-name="standard">
      <style:graphic-properties draw:fill="solid" draw:fill-color="#cfe7f5" draw:textarea-horizontal-align="justify" draw:textarea-vertical-align="middle" draw:auto-grow-height="false" fo:min-height="0.3cm" fo:min-width="3.806cm"/>
    </style:style>
    <style:style style:name="gr7" style:family="graphic" style:parent-style-name="standard">
      <style:graphic-properties draw:fill="solid" draw:fill-color="#bce4e5" draw:textarea-vertical-align="middle" draw:auto-grow-height="false" fo:min-height="0.126cm" fo:min-width="4.133cm"/>
    </style:style>
    <style:style style:name="gr8" style:family="graphic" style:parent-style-name="standard">
      <style:graphic-properties draw:stroke="none" draw:fill="none" fo:min-height="0.976cm"/>
    </style:style>
    <style:style style:name="gr9" style:family="graphic" style:parent-style-name="standard">
      <style:graphic-properties draw:stroke="none" draw:fill="none" fo:min-height="3.19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5.25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313cm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2-subtitle">
      <style:graphic-properties draw:fill-color="#ffffff" fo:min-height="16.255cm"/>
    </style:style>
    <style:style style:name="pr7" style:family="presentation" style:parent-style-name="Vivid2-notes">
      <style:graphic-properties draw:fill-color="#ffffff" draw:auto-grow-height="true" fo:min-height="12.464cm"/>
    </style:style>
    <style:style style:name="pr8" style:family="presentation" style:parent-style-name="Vivid2-notes">
      <style:graphic-properties draw:fill-color="#ffffff" fo:min-height="12.464cm"/>
    </style:style>
    <style:style style:name="pr9" style:family="presentation" style:parent-style-name="Vivid2-subtitle">
      <style:graphic-properties draw:fill-color="#ffffff" fo:min-height="18.2cm"/>
    </style:style>
    <style:style style:name="pr10" style:family="presentation" style:parent-style-name="Vivid2-subtitle">
      <style:graphic-properties draw:fill-color="#ffffff" fo:min-height="16.561cm"/>
    </style:style>
    <style:style style:name="pr11" style:family="presentation" style:parent-style-name="Vivid2-subtitle">
      <style:graphic-properties draw:fill-color="#ffffff" fo:min-height="19.4cm"/>
    </style:style>
    <style:style style:name="pr12" style:family="presentation" style:parent-style-name="Vivid2-subtitle">
      <style:graphic-properties draw:fill-color="#ffffff" fo:min-height="19.055cm"/>
    </style:style>
    <style:style style:name="pr13" style:family="presentation" style:parent-style-name="Vivid2-subtitle">
      <style:graphic-properties draw:fill-color="#ffffff" fo:min-height="18.885cm"/>
    </style:style>
    <style:style style:name="pr14" style:family="presentation" style:parent-style-name="Vivid2-subtitle">
      <style:graphic-properties draw:fill-color="#ffffff" fo:min-height="18.963cm"/>
    </style:style>
    <style:style style:name="pr15" style:family="presentation" style:parent-style-name="Vivid2-subtitle">
      <style:graphic-properties draw:fill-color="#ffffff" fo:min-height="17.856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style:text-properties fo:font-size="48pt" style:font-size-asian="48pt" style:font-size-complex="48pt"/>
    </style:style>
    <style:style style:name="P3" style:family="paragraph">
      <loext:graphic-properties draw:fill-color="#ffffff"/>
      <style:text-properties fo:font-size="19.7999992370605pt"/>
    </style:style>
    <style:style style:name="P4" style:family="paragraph">
      <loext:graphic-properties draw:fill-color="#ffffff"/>
      <style:text-properties fo:font-size="66pt" style:font-size-asian="66pt" style:font-size-complex="66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cfe7f5"/>
      <style:paragraph-properties fo:text-align="center"/>
    </style:style>
    <style:style style:name="P8" style:family="paragraph">
      <loext:graphic-properties draw:fill="solid" draw:fill-color="#1b75bc"/>
      <style:paragraph-properties fo:text-align="center"/>
    </style:style>
    <style:style style:name="P9" style:family="paragraph">
      <loext:graphic-properties draw:fill="solid" draw:fill-color="#bce4e5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fo:text-align="center"/>
      <style:text-properties fo:color="#006d6f" fo:font-size="36pt" style:font-size-asian="36pt" style:font-size-complex="36pt"/>
    </style:style>
    <style:style style:name="P12" style:family="paragraph">
      <loext:graphic-properties draw:fill-color="#ffffff"/>
      <style:text-properties fo:font-size="48pt" style:font-size-asian="48pt" style:font-size-complex="48pt"/>
    </style:style>
    <style:style style:name="P13" style:family="paragraph">
      <style:paragraph-properties fo:text-align="start" style:text-autospace="none"/>
    </style:style>
    <style:style style:name="P14" style:family="paragraph">
      <loext:graphic-properties draw:fill-color="#ffffff"/>
      <style:paragraph-properties fo:text-align="start" style:text-autospace="none"/>
      <style:text-properties style:font-name="Courier New1" fo:font-size="18pt" style:font-size-asian="18pt" style:font-size-complex="18pt"/>
    </style:style>
    <style:style style:name="P15" style:family="paragraph">
      <style:paragraph-properties fo:text-align="start" style:text-autospace="none"/>
      <style:text-properties fo:font-size="24pt" style:font-size-asian="24pt" style:font-size-complex="24pt"/>
    </style:style>
    <style:style style:name="P16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17" style:family="paragraph">
      <loext:graphic-properties draw:fill="none" draw:fill-color="#ffffff"/>
      <style:text-properties fo:color="#006d6f" style:font-name="Source Sans Pro Black1" fo:font-size="32pt" style:font-size-asian="32pt" style:font-size-complex="32pt"/>
    </style:style>
    <style:style style:name="P18" style:family="paragraph">
      <loext:graphic-properties draw:fill-color="#ffffff"/>
      <style:paragraph-properties fo:text-align="start"/>
      <style:text-properties fo:font-size="18pt" style:font-size-asian="18pt" style:font-size-complex="18pt"/>
    </style:style>
    <style:style style:name="P19" style:family="paragraph">
      <loext:graphic-properties draw:fill="none" draw:fill-color="#ffffff"/>
      <style:paragraph-properties fo:text-align="center"/>
      <style:text-properties fo:color="#006d6f" style:font-name="Source Sans Pro Black1" fo:font-size="40pt" style:font-size-asian="32pt" style:font-size-complex="32pt"/>
    </style:style>
    <style:style style:name="P20" style:family="paragraph">
      <style:paragraph-properties fo:text-align="start"/>
    </style:style>
    <style:style style:name="P21" style:family="paragraph">
      <loext:graphic-properties draw:fill-color="#ffffff"/>
      <style:paragraph-properties fo:text-align="center"/>
    </style:style>
    <style:style style:name="P22" style:family="paragraph">
      <loext:graphic-properties draw:fill-color="#ffffff"/>
      <style:text-properties fo:font-weight="normal" style:font-weight-asian="normal" style:font-weight-complex="normal"/>
    </style:style>
    <style:style style:name="P23" style:family="paragraph">
      <style:paragraph-properties fo:text-align="start"/>
      <style:text-properties fo:font-size="18pt" fo:font-weight="bold" style:font-size-asian="18pt" style:font-weight-asian="bold" style:font-size-complex="18pt" style:font-weight-complex="bold"/>
    </style:style>
    <style:style style:name="P24" style:family="paragraph">
      <loext:graphic-properties draw:fill-color="#ffffff"/>
      <style:text-properties fo:font-size="18pt" fo:font-weight="bold" style:font-size-asian="18pt" style:font-weight-asian="bold" style:font-size-complex="18pt" style:font-weight-complex="bold"/>
    </style:style>
    <style:style style:name="P25" style:family="paragraph">
      <loext:graphic-properties draw:fill="none" draw:fill-color="#ffffff"/>
    </style:style>
    <style:style style:name="P26" style:family="paragraph">
      <style:paragraph-properties fo:text-align="start" style:text-autospace="none"/>
      <style:text-properties fo:font-size="40pt"/>
    </style:style>
    <style:style style:name="P27" style:family="paragraph">
      <loext:graphic-properties draw:fill-color="#ffffff"/>
      <style:paragraph-properties fo:text-align="start" style:text-autospace="none"/>
      <style:text-properties fo:font-size="40pt"/>
    </style:style>
    <style:style style:name="P28" style:family="paragraph">
      <loext:graphic-properties draw:fill-color="#ffffff"/>
      <style:text-properties fo:font-size="2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color="#006d6f" style:font-name="Source Sans Pro Black1" fo:font-size="48pt" style:font-size-asian="48pt" style:font-size-complex="48pt"/>
    </style:style>
    <style:style style:name="T3" style:family="text">
      <style:text-properties fo:font-size="66pt" style:font-size-asian="66pt" style:font-size-complex="66pt"/>
    </style:style>
    <style:style style:name="T4" style:family="text">
      <style:text-properties fo:color="#006d6f" fo:font-size="36pt" style:font-size-asian="36pt" style:font-size-complex="36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36pt" fo:font-style="italic" style:font-size-asian="36pt" style:font-style-asian="italic" style:font-size-complex="36pt" style:font-style-complex="italic"/>
    </style:style>
    <style:style style:name="T7" style:family="text">
      <style:text-properties fo:color="#006d6f"/>
    </style:style>
    <style:style style:name="T8" style:family="text">
      <style:text-properties fo:color="#1b75bc" fo:font-size="36pt" fo:font-style="italic" style:font-size-asian="36pt" style:font-style-asian="italic" style:font-size-complex="36pt" style:font-style-complex="italic"/>
    </style:style>
    <style:style style:name="T9" style:family="text">
      <style:text-properties fo:color="#cc7832" style:text-outline="false" style:text-line-through-style="none" style:text-line-through-type="none" style:font-name="Courier New1" fo:font-size="18pt" fo:font-style="normal" fo:text-shadow="none" style:text-underline-style="none" fo:font-weight="900" style:letter-kerning="true" style:font-name-asian="Courier New" style:font-size-asian="18pt" style:font-style-asian="normal" style:font-weight-asian="normal" style:font-name-complex="Courier New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a9b7c6" style:text-outline="false" style:text-line-through-style="none" style:text-line-through-type="none" style:font-name="Courier New1" fo:font-size="18pt" fo:font-style="normal" fo:text-shadow="none" style:text-underline-style="none" fo:font-weight="900" style:letter-kerning="true" style:font-name-asian="Courier New" style:font-size-asian="18pt" style:font-style-asian="normal" style:font-weight-asian="normal" style:font-name-complex="Courier New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9876aa" style:text-outline="false" style:text-line-through-style="none" style:text-line-through-type="none" style:font-name="Courier New1" fo:font-size="18pt" fo:font-style="normal" fo:text-shadow="none" style:text-underline-style="none" fo:font-weight="900" style:letter-kerning="true" style:font-name-asian="Courier New" style:font-size-asian="18pt" style:font-style-asian="normal" style:font-weight-asian="normal" style:font-name-complex="Courier New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ffc66d" style:text-outline="false" style:text-line-through-style="none" style:text-line-through-type="none" style:font-name="Courier New1" fo:font-size="18pt" fo:font-style="normal" fo:text-shadow="none" style:text-underline-style="none" fo:font-weight="900" style:letter-kerning="true" style:font-name-asian="Courier New" style:font-size-asian="18pt" style:font-style-asian="normal" style:font-weight-asian="normal" style:font-name-complex="Courier New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6a8759" style:text-outline="false" style:text-line-through-style="none" style:text-line-through-type="none" style:font-name="Courier New1" fo:font-size="18pt" fo:font-style="normal" fo:text-shadow="none" style:text-underline-style="none" fo:font-weight="900" style:letter-kerning="true" style:font-name-asian="Courier New" style:font-size-asian="18pt" style:font-style-asian="normal" style:font-weight-asian="normal" style:font-name-complex="Courier New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cc7832" style:text-outline="false" style:text-line-through-style="none" style:text-line-through-type="none" style:font-name="Courier New" fo:font-size="24pt" fo:text-shadow="none" style:text-underline-style="none" fo:font-weight="900" style:letter-kerning="true" style:font-name-asian="Courier New" style:font-size-asian="24pt" style:font-weight-asian="normal" style:font-name-complex="Courier New" style:font-size-complex="24pt" style:font-weight-complex="normal" style:text-emphasize="none" style:font-relief="none" style:text-overline-style="none" style:text-overline-color="font-color"/>
    </style:style>
    <style:style style:name="T15" style:family="text">
      <style:text-properties fo:color="#a9b7c6" style:text-outline="false" style:text-line-through-style="none" style:text-line-through-type="none" style:font-name="Courier New" fo:font-size="24pt" fo:text-shadow="none" style:text-underline-style="none" fo:font-weight="900" style:letter-kerning="true" style:font-name-asian="Courier New" style:font-size-asian="24pt" style:font-weight-asian="normal" style:font-name-complex="Courier New" style:font-size-complex="24pt" style:font-weight-complex="normal" style:text-emphasize="none" style:font-relief="none" style:text-overline-style="none" style:text-overline-color="font-color"/>
    </style:style>
    <style:style style:name="T16" style:family="text">
      <style:text-properties fo:color="#ffc66d" style:text-outline="false" style:text-line-through-style="none" style:text-line-through-type="none" style:font-name="Courier New" fo:font-size="24pt" fo:text-shadow="none" style:text-underline-style="none" fo:font-weight="900" style:letter-kerning="true" style:font-name-asian="Courier New" style:font-size-asian="24pt" style:font-weight-asian="normal" style:font-name-complex="Courier New" style:font-size-complex="24pt" style:font-weight-complex="normal" style:text-emphasize="none" style:font-relief="none" style:text-overline-style="none" style:text-overline-color="font-color"/>
    </style:style>
    <style:style style:name="T17" style:family="text">
      <style:text-properties fo:color="#6a8759" style:text-outline="false" style:text-line-through-style="none" style:text-line-through-type="none" style:font-name="Courier New" fo:font-size="24pt" fo:text-shadow="none" style:text-underline-style="none" fo:font-weight="900" style:letter-kerning="true" style:font-name-asian="Courier New" style:font-size-asian="24pt" style:font-weight-asian="normal" style:font-name-complex="Courier New" style:font-size-complex="24pt" style:font-weight-complex="normal" style:text-emphasize="none" style:font-relief="none" style:text-overline-style="none" style:text-overline-color="font-color"/>
    </style:style>
    <style:style style:name="T18" style:family="text">
      <style:text-properties fo:color="#9876aa" style:text-outline="false" style:text-line-through-style="none" style:text-line-through-type="none" style:font-name="Courier New" fo:font-size="24pt" fo:font-style="italic" fo:text-shadow="none" style:text-underline-style="none" fo:font-weight="900" style:letter-kerning="true" style:font-name-asian="Courier New" style:font-size-asian="24pt" style:font-style-asian="italic" style:font-weight-asian="normal" style:font-name-complex="Courier New" style:font-size-complex="24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9353" style:text-outline="false" style:text-line-through-style="none" style:text-line-through-type="none" style:font-name="Courier New" fo:font-size="24pt" fo:text-shadow="none" style:text-underline-style="none" fo:font-weight="900" style:letter-kerning="true" style:font-name-asian="Courier New" style:font-size-asian="24pt" style:font-weight-asian="normal" style:font-name-complex="Courier New" style:font-size-complex="24pt" style:font-weight-complex="normal" style:text-emphasize="none" style:font-relief="none" style:text-overline-style="none" style:text-overline-color="font-color"/>
    </style:style>
    <style:style style:name="T20" style:family="text">
      <style:text-properties fo:color="#a9b7c6" style:text-outline="false" style:text-line-through-style="none" style:text-line-through-type="none" style:font-name="Courier New" fo:font-size="24pt" fo:font-style="italic" fo:text-shadow="none" style:text-underline-style="none" fo:font-weight="900" style:letter-kerning="true" style:font-name-asian="Courier New" style:font-size-asian="24pt" style:font-style-asian="italic" style:font-weight-asian="normal" style:font-name-complex="Courier New" style:font-size-complex="24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color="#a9b7c6" style:text-outline="false" style:text-line-through-style="none" style:text-line-through-type="none" style:font-name="Courier New" fo:font-size="24pt" fo:font-style="normal" fo:text-shadow="none" style:text-underline-style="none" fo:font-weight="900" style:letter-kerning="true" style:font-name-asian="Courier New" style:font-size-asian="24pt" style:font-style-asian="normal" style:font-weight-asian="normal" style:font-name-complex="Courier New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cc7832" style:text-outline="false" style:text-line-through-style="none" style:text-line-through-type="none" style:font-name="Courier New" fo:font-size="24pt" fo:font-style="normal" fo:text-shadow="none" style:text-underline-style="none" fo:font-weight="900" style:letter-kerning="true" style:font-name-asian="Courier New" style:font-size-asian="24pt" style:font-style-asian="normal" style:font-weight-asian="normal" style:font-name-complex="Courier New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6d6f" style:font-name="Source Sans Pro Black1" fo:font-size="32pt" style:font-size-asian="32pt" style:font-size-complex="32pt"/>
    </style:style>
    <style:style style:name="T24" style:family="text">
      <style:text-properties fo:color="#006d6f" style:font-name="Source Sans Pro Black1" fo:font-size="40pt" style:font-size-asian="32pt" style:font-size-complex="32pt"/>
    </style:style>
    <style:style style:name="T25" style:family="text">
      <style:text-properties fo:color="#ce181e" style:font-name="Source Sans Pro Black1" fo:font-size="40pt" fo:font-style="italic" style:font-size-asian="32pt" style:font-style-asian="italic" style:font-size-complex="32pt" style:font-style-complex="italic"/>
    </style:style>
    <style:style style:name="T26" style:family="text">
      <style:text-properties fo:color="#006d6f" style:font-name="Source Sans Pro Black2" fo:font-size="36pt" fo:font-style="normal" style:font-size-asian="36pt" style:font-style-asian="normal" style:font-size-complex="36pt" style:font-style-complex="normal"/>
    </style:style>
    <style:style style:name="T27" style:family="text">
      <style:text-properties fo:color="#cc7832" style:text-outline="false" style:text-line-through-style="none" style:text-line-through-type="none" style:font-name="Courier New" fo:font-size="18pt" fo:font-style="normal" fo:text-shadow="none" style:text-underline-style="none" fo:font-weight="900" style:letter-kerning="true" style:font-name-asian="Courier New" style:font-size-asian="18pt" style:font-style-asian="normal" style:font-weight-asian="normal" style:font-name-complex="Courier New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a9b7c6" style:text-outline="false" style:text-line-through-style="none" style:text-line-through-type="none" style:font-name="Courier New" fo:font-size="18pt" fo:font-style="normal" fo:text-shadow="none" style:text-underline-style="none" fo:font-weight="900" style:letter-kerning="true" style:font-name-asian="Courier New" style:font-size-asian="18pt" style:font-style-asian="normal" style:font-weight-asian="normal" style:font-name-complex="Courier New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9876aa" style:text-outline="false" style:text-line-through-style="none" style:text-line-through-type="none" style:font-name="Courier New" fo:font-size="18pt" fo:font-style="normal" fo:text-shadow="none" style:text-underline-style="none" fo:font-weight="900" style:letter-kerning="true" style:font-name-asian="Courier New" style:font-size-asian="18pt" style:font-style-asian="normal" style:font-weight-asian="normal" style:font-name-complex="Courier New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ffc66d" style:text-outline="false" style:text-line-through-style="none" style:text-line-through-type="none" style:font-name="Courier New" fo:font-size="18pt" fo:font-style="normal" fo:text-shadow="none" style:text-underline-style="none" fo:font-weight="900" style:letter-kerning="true" style:font-name-asian="Courier New" style:font-size-asian="18pt" style:font-style-asian="normal" style:font-weight-asian="normal" style:font-name-complex="Courier New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6a8759" style:text-outline="false" style:text-line-through-style="none" style:text-line-through-type="none" style:font-name="Courier New" fo:font-size="18pt" fo:font-style="normal" fo:text-shadow="none" style:text-underline-style="none" fo:font-weight="900" style:letter-kerning="true" style:font-name-asian="Courier New" style:font-size-asian="18pt" style:font-style-asian="normal" style:font-weight-asian="normal" style:font-name-complex="Courier New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font-name="Courier New1" fo:font-size="20pt" style:font-size-asian="20pt" style:font-size-complex="20pt"/>
    </style:style>
    <style:style style:name="T33" style:family="text">
      <style:text-properties style:font-name="Courier New1" fo:font-size="16pt" style:font-size-asian="16pt" style:font-size-complex="16pt"/>
    </style:style>
    <style:style style:name="T34" style:family="text">
      <style:text-properties style:font-name="Courier New1" fo:font-size="18pt" style:font-size-asian="18pt" style:font-size-complex="18pt"/>
    </style:style>
    <style:style style:name="T35" style:family="text">
      <style:text-properties fo:color="#000000" style:font-name="Courier New1" fo:font-size="16pt" fo:font-style="italic" style:font-size-asian="16pt" style:font-style-asian="italic" style:font-size-complex="16pt" style:font-style-complex="italic"/>
    </style:style>
    <style:style style:name="T36" style:family="text">
      <style:text-properties fo:color="#000000" style:font-name="Courier New1" fo:font-size="22pt" fo:font-style="italic" style:font-size-asian="22pt" style:font-style-asian="italic" style:font-size-complex="22pt" style:font-style-complex="italic"/>
    </style:style>
    <style:style style:name="T37" style:family="text">
      <style:text-properties fo:font-size="24pt" style:font-size-asian="24pt" style:font-size-complex="24pt"/>
    </style:style>
    <style:style style:name="T38" style:family="text">
      <style:text-properties fo:font-size="24pt" fo:font-style="italic" style:font-size-asian="24pt" style:font-style-asian="italic" style:font-size-complex="24pt" style:font-style-complex="italic"/>
    </style:style>
    <style:style style:name="T39" style:family="text">
      <style:text-properties style:font-name="Source Sans Pro Black1" fo:font-size="24pt" style:font-size-asian="24pt" style:font-size-complex="24pt"/>
    </style:style>
    <style:style style:name="T40" style:family="text">
      <style:text-properties style:font-name="Source Sans Pro Black1" fo:font-size="26pt" style:font-size-asian="26pt" style:font-size-complex="26pt"/>
    </style:style>
    <style:style style:name="T41" style:family="text">
      <style:text-properties style:font-name="Source Sans Pro Black1" fo:font-size="32pt" style:font-size-asian="32pt" style:font-size-complex="32pt"/>
    </style:style>
    <style:style style:name="T42" style:family="text">
      <style:text-properties fo:color="#cc7832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style:font-name-asian="Courier New" style:font-size-asian="20pt" style:font-style-asian="normal" style:font-weight-asian="bold" style:font-name-complex="Courier New" style:font-size-complex="20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color="#a9b7c6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style:font-name-asian="Courier New" style:font-size-asian="20pt" style:font-style-asian="normal" style:font-weight-asian="bold" style:font-name-complex="Courier New" style:font-size-complex="20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color="#9876aa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style:font-name-asian="Courier New" style:font-size-asian="20pt" style:font-style-asian="normal" style:font-weight-asian="bold" style:font-name-complex="Courier New" style:font-size-complex="20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color="#ffc66d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style:font-name-asian="Courier New" style:font-size-asian="20pt" style:font-style-asian="normal" style:font-weight-asian="bold" style:font-name-complex="Courier New" style:font-size-complex="20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size="20pt" style:font-size-asian="20pt" style:font-size-complex="20pt"/>
    </style:style>
    <style:style style:name="T47" style:family="text">
      <style:text-properties fo:font-size="26pt" style:font-size-asian="26pt" style:font-size-complex="26pt"/>
    </style:style>
    <style:style style:name="T48" style:family="text">
      <style:text-properties fo:color="#ce181e" fo:font-size="26pt" style:font-size-asian="26pt" style:font-size-complex="26pt"/>
    </style:style>
    <style:style style:name="T49" style:family="text">
      <style:text-properties fo:font-size="32pt" style:font-size-asian="32pt" style:font-size-complex="32pt"/>
    </style:style>
    <style:style style:name="T50" style:family="text">
      <style:text-properties fo:color="#00888a" fo:font-size="32pt" fo:font-style="italic" style:font-size-asian="32pt" style:font-style-asian="italic" style:font-size-complex="32pt" style:font-style-complex="italic"/>
    </style:style>
    <style:style style:name="T51" style:family="text">
      <style:text-properties fo:color="#cc7832" style:text-outline="false" style:text-line-through-style="none" style:text-line-through-type="none" style:font-name="Courier New" fo:font-size="9pt" fo:font-style="normal" fo:text-shadow="none" style:text-underline-style="none" fo:font-weight="900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808080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style:font-name-asian="Courier New" style:font-size-asian="20pt" style:font-style-asian="normal" style:font-weight-asian="bold" style:font-name-complex="Courier New" style:font-size-complex="20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color="#bbb529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style:font-name-asian="Courier New" style:font-size-asian="20pt" style:font-style-asian="normal" style:font-weight-asian="bold" style:font-name-complex="Courier New" style:font-size-complex="20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color="#72bf44" fo:font-size="26pt" style:font-size-asian="26pt" style:font-size-complex="26pt"/>
    </style:style>
    <style:style style:name="T55" style:family="text">
      <style:text-properties fo:color="#f04e4d" fo:font-size="26pt" style:font-size-asian="26pt" style:font-size-complex="26pt"/>
    </style:style>
    <style:style style:name="T56" style:family="text">
      <style:text-properties fo:color="#cc7832" style:text-outline="false" style:text-line-through-style="none" style:text-line-through-type="none" style:font-name="Courier New" fo:font-size="18pt" fo:font-style="normal" fo:text-shadow="none" style:text-underline-style="none" fo:font-weight="bold" style:letter-kerning="true" style:font-name-asian="Courier New" style:font-size-asian="18pt" style:font-style-asian="normal" style:font-weight-asian="bold" style:font-name-complex="Courier New" style:font-size-complex="18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color="#a9b7c6" style:text-outline="false" style:text-line-through-style="none" style:text-line-through-type="none" style:font-name="Courier New" fo:font-size="18pt" fo:font-style="normal" fo:text-shadow="none" style:text-underline-style="none" fo:font-weight="bold" style:letter-kerning="true" style:font-name-asian="Courier New" style:font-size-asian="18pt" style:font-style-asian="normal" style:font-weight-asian="bold" style:font-name-complex="Courier New" style:font-size-complex="18pt" style:font-style-complex="normal" style:font-weight-complex="bold" style:text-emphasize="none" style:font-relief="none" style:text-overline-style="none" style:text-overline-color="font-color"/>
    </style:style>
    <style:style style:name="T58" style:family="text">
      <style:text-properties fo:color="#9876aa" style:text-outline="false" style:text-line-through-style="none" style:text-line-through-type="none" style:font-name="Courier New" fo:font-size="18pt" fo:font-style="normal" fo:text-shadow="none" style:text-underline-style="none" fo:font-weight="bold" style:letter-kerning="true" style:font-name-asian="Courier New" style:font-size-asian="18pt" style:font-style-asian="normal" style:font-weight-asian="bold" style:font-name-complex="Courier New" style:font-size-complex="18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color="#808080" style:text-outline="false" style:text-line-through-style="none" style:text-line-through-type="none" style:font-name="Courier New" fo:font-size="18pt" fo:font-style="normal" fo:text-shadow="none" style:text-underline-style="none" fo:font-weight="bold" style:letter-kerning="true" style:font-name-asian="Courier New" style:font-size-asian="18pt" style:font-style-asian="normal" style:font-weight-asian="bold" style:font-name-complex="Courier New" style:font-size-complex="18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fo:color="#bbb529" style:text-outline="false" style:text-line-through-style="none" style:text-line-through-type="none" style:font-name="Courier New" fo:font-size="18pt" fo:font-style="normal" fo:text-shadow="none" style:text-underline-style="none" fo:font-weight="bold" style:letter-kerning="true" style:font-name-asian="Courier New" style:font-size-asian="18pt" style:font-style-asian="normal" style:font-weight-asian="bold" style:font-name-complex="Courier New" style:font-size-complex="18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color="#ffc66d" style:text-outline="false" style:text-line-through-style="none" style:text-line-through-type="none" style:font-name="Courier New" fo:font-size="18pt" fo:font-style="normal" fo:text-shadow="none" style:text-underline-style="none" fo:font-weight="bold" style:letter-kerning="true" style:font-name-asian="Courier New" style:font-size-asian="18pt" style:font-style-asian="normal" style:font-weight-asian="bold" style:font-name-complex="Courier New" style:font-size-complex="18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color="#009353" style:text-outline="false" style:text-line-through-style="none" style:text-line-through-type="none" style:font-name="Courier New" fo:font-size="18pt" fo:font-style="normal" fo:text-shadow="none" style:text-underline-style="none" fo:font-weight="bold" style:letter-kerning="true" style:font-name-asian="Courier New" style:font-size-asian="18pt" style:font-style-asian="normal" style:font-weight-asian="bold" style:font-name-complex="Courier New" style:font-size-complex="18pt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fo:color="#006d6f" style:font-name="Source Sans Pro Black1" fo:font-size="26pt" style:font-size-asian="26pt" style:font-size-complex="26pt"/>
    </style:style>
    <style:style style:name="T64" style:family="text">
      <style:text-properties fo:color="#009353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65" style:family="text">
      <style:text-properties fo:color="#72bf44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66" style:family="text">
      <style:text-properties fo:color="#006d6f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67" style:family="text">
      <style:text-properties fo:color="#009353"/>
    </style:style>
    <style:style style:name="T68" style:family="text">
      <style:text-properties fo:color="#009353" fo:font-style="italic" style:font-style-asian="italic" style:font-style-complex="italic"/>
    </style:style>
    <style:style style:name="T69" style:family="text">
      <style:text-properties fo:color="#04617b" fo:font-style="normal" style:font-style-asian="normal" style:font-style-complex="normal"/>
    </style:style>
    <style:style style:name="T70" style:family="text">
      <style:text-properties fo:color="#04617b" fo:font-style="italic" style:font-style-asian="italic" style:font-style-complex="italic"/>
    </style:style>
    <style:style style:name="T71" style:family="text">
      <style:text-properties fo:color="#72bf44" fo:font-style="italic" style:font-style-asian="italic" style:font-style-complex="italic"/>
    </style:style>
    <style:style style:name="T72" style:family="text">
      <style:text-properties fo:color="#cccccc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style:font-name-asian="Courier New" style:font-size-asian="20pt" style:font-style-asian="normal" style:font-weight-asian="bold" style:font-name-complex="Courier New" style:font-size-complex="20pt" style:font-style-complex="normal" style:font-weight-complex="bold" style:text-emphasize="none" style:font-relief="none" style:text-overline-style="none" style:text-overline-color="font-color"/>
    </style:style>
    <style:style style:name="T73" style:family="text">
      <style:text-properties fo:color="#ce181e" fo:font-style="italic" style:font-style-asian="italic" style:font-style-complex="italic"/>
    </style:style>
    <style:style style:name="T74" style:family="text">
      <style:text-properties fo:color="#ce181e" style:text-outline="false" style:text-line-through-style="none" style:text-line-through-type="none" style:font-name="Source Code Pro Black" fo:font-size="40pt" fo:font-style="italic" fo:text-shadow="none" style:text-underline-style="none" fo:font-weight="bold" style:letter-kerning="true" style:font-name-asian="Courier New" style:font-size-asian="40pt" style:font-style-asian="italic" style:font-weight-asian="bold" style:font-name-complex="Courier New" style:font-size-complex="40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 presentation:user-transformed="true">
          <draw:text-box>
            <text:p>JAVA Serialization</text:p>
          </draw:text-box>
        </draw:frame>
        <draw:frame presentation:style-name="pr1" draw:layer="layout" svg:width="29.972cm" svg:height="4.306cm" svg:x="1.536cm" svg:y="14.49cm" presentation:class="subtitle" presentation:user-transformed="true">
          <draw:text-box>
            <text:p>Как послать, чтобы поняли и… ответили!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План курса</text:p>
          </draw:text-box>
        </draw:frame>
        <draw:frame presentation:style-name="pr4" draw:text-style-name="P2" draw:layer="layout" svg:width="29.832cm" svg:height="12.954cm" svg:x="1.664cm" svg:y="5.334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2">Часть 1. Java Serialization API</text:span></text:p>
              </text:list-item>
              <text:list-item>
                <text:p><text:span text:style-name="T2">Часть 2. XML</text:span></text:p>
              </text:list-item>
              <text:list-item>
                <text:p><text:span text:style-name="T2">Часть 3. JSON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4" draw:layer="layout" svg:width="29.996cm" svg:height="16.255cm" svg:x="1.664cm" svg:y="2.337cm" presentation:class="subtitle" presentation:user-transformed="true">
          <draw:text-box>
            <text:p><text:span text:style-name="T3">Что за зверь?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5" draw:layer="layout" svg:width="29.996cm" svg:height="16.255cm" svg:x="1.664cm" svg:y="0.837cm" presentation:class="subtitle" presentation:user-transformed="true">
          <draw:text-box>
            <text:p><text:s/></text:p>
          </draw:text-box>
        </draw:frame>
        <draw:custom-shape draw:style-name="gr2" draw:text-style-name="P7" draw:layer="layout" svg:width="10.6cm" svg:height="5.4cm" svg:x="1.866cm" svg:y="7.6cm">
          <text:p text:style-name="P6">Obj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6.6cm" svg:height="5.6cm" svg:x="13.8cm" svg:y="6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3.4cm" svg:height="7.6cm" svg:x="18.8cm" svg:y="6.4cm">
          <text:p text:style-name="P6">byte[]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.4cm" svg:height="2cm" svg:x="27.6cm" svg:y="2.2cm">
          <text:p text:style-name="P6">Файл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.4cm" svg:height="2cm" svg:x="27.6cm" svg:y="5.8cm">
          <text:p text:style-name="P6">БД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.4cm" svg:height="2cm" svg:x="27.6cm" svg:y="9.2cm">
          <text:p text:style-name="P6">Память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.4cm" svg:height="2cm" svg:x="27.6cm" svg:y="12.8cm">
          <text:p text:style-name="P6">Сокет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.4cm" svg:height="2cm" svg:x="27.6cm" svg:y="16.2cm">
          <text:p text:style-name="P6">СОМ-порт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5cm" svg:height="1cm" svg:x="22.4cm" svg:y="9.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9" draw:layer="layout" svg:width="6.6cm" svg:height="0.8cm" svg:x="12.2cm" svg:y="7.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8" draw:text-style-name="P10" draw:layer="layout" svg:width="5.134cm" svg:height="1.176cm" svg:x="12.466cm" svg:y="6.6cm">
          <draw:text-box>
            <text:p text:style-name="P6">Сериализация</text:p>
          </draw:text-box>
        </draw:frame>
        <draw:custom-shape draw:style-name="gr7" draw:text-style-name="P9" draw:layer="layout" svg:width="6.6cm" svg:height="0.8cm" svg:x="11.8cm" svg:y="12cm">
          <text:p/>
          <draw:enhanced-geometry draw:mirror-horizontal="tru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8" draw:text-style-name="P10" draw:layer="layout" svg:width="5.917cm" svg:height="1.176cm" svg:x="12.483cm" svg:y="10.424cm">
          <draw:text-box>
            <text:p text:style-name="P6">Десериализация</text:p>
          </draw:text-box>
        </draw:frame>
        <draw:frame draw:style-name="gr9" draw:text-style-name="P11" draw:layer="layout" svg:width="13.6cm" svg:height="3.393cm" svg:x="1.2cm" svg:y="1.207cm">
          <draw:text-box>
            <text:p text:style-name="P6"><text:span text:style-name="T4">Все просто..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12" draw:layer="layout" svg:width="29.996cm" svg:height="16.255cm" svg:x="1.664cm" svg:y="0.837cm" presentation:class="subtitle">
          <draw:text-box>
            <text:p><text:span text:style-name="T1">The Devil Is in the Details…</text:span></text:p>
            <text:p><text:span text:style-name="T1"/></text:p>
            <text:p><text:span text:style-name="T5">… </text:span><text:span text:style-name="T6">что переводится как «нюансы - в мелочах»</text:span><text:span text:style-name="T5"> )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5" draw:layer="layout" svg:width="29.996cm" svg:height="16.255cm" svg:x="1.664cm" svg:y="0.837cm" presentation:class="subtitle">
          <draw:text-box>
            <text:p>Часть 1. <text:span text:style-name="T1">Java Serialization API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5" draw:layer="layout" svg:width="29.996cm" svg:height="16.255cm" svg:x="1.664cm" svg:y="0.837cm" presentation:class="subtitle" presentation:user-transformed="true">
          <draw:text-box>
            <text:p><text:span text:style-name="T7">Сериализация</text:span> (Serialization) — </text:p>
            <text:p><text:span text:style-name="T5">это процесс, который переводит объект в последовательность байтов, по которой затем его можно </text:span><text:span text:style-name="T8">полностью</text:span><text:span text:style-name="T5"> восстановить.</text:span></text:p>
            <text:p><text:span text:style-name="T5"/></text:p>
            <text:p text:style-name="P6"><text:span text:style-name="T4">Десериализация</text:span><text:span text:style-name="T5"> (Deserialization) —</text:span></text:p>
            <text:p text:style-name="P6"><text:span text:style-name="T5"><text:s/></text:span><text:span text:style-name="T5">восстановление объекта из байтовой последовательности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5" draw:layer="layout" svg:width="29.996cm" svg:height="16.255cm" svg:x="1.664cm" svg:y="0.837cm" presentation:class="subtitle">
          <draw:text-box>
            <text:p>Ready?</text:p>
            <text:p><text:s/></text:p>
            <text:p>Set. </text:p>
            <text:p/>
            <text:p>Go!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2" presentation:presentation-page-layout-name="AL3T32" presentation:use-date-time-name="dtd1">
        <office:forms form:automatic-focus="false" form:apply-design-mode="false"/>
        <draw:frame presentation:style-name="pr9" draw:text-style-name="P14" draw:layer="layout" svg:width="31.396cm" svg:height="18.2cm" svg:x="1.2cm" svg:y="1.2cm" presentation:class="subtitle" presentation:user-transformed="true">
          <draw:text-box>
            <text:p text:style-name="P13"><text:span text:style-name="T9">public class </text:span><text:span text:style-name="T10">User {</text:span><text:span text:style-name="T10"><text:line-break/></text:span><text:span text:style-name="T10"> <text:s text:c="3"/></text:span><text:span text:style-name="T9">private final </text:span><text:span text:style-name="T10">String </text:span><text:span text:style-name="T11">name</text:span><text:span text:style-name="T9">;</text:span><text:span text:style-name="T9"><text:line-break/></text:span><text:span text:style-name="T9"> <text:s text:c="3"/>private final </text:span><text:span text:style-name="T10">String </text:span><text:span text:style-name="T11">lastName</text:span><text:span text:style-name="T9">;</text:span><text:span text:style-name="T9"><text:line-break/></text:span><text:span text:style-name="T9"><text:line-break/></text:span><text:span text:style-name="T9"><text:line-break/></text:span><text:span text:style-name="T9"> <text:s text:c="3"/>public </text:span><text:span text:style-name="T12">User</text:span><text:span text:style-name="T10">(String name</text:span><text:span text:style-name="T9">, </text:span><text:span text:style-name="T10">String lastName) {</text:span><text:span text:style-name="T10"><text:line-break/></text:span><text:span text:style-name="T10"> <text:s text:c="7"/></text:span><text:span text:style-name="T9">this</text:span><text:span text:style-name="T10">.</text:span><text:span text:style-name="T11">name </text:span><text:span text:style-name="T10">= name</text:span><text:span text:style-name="T9">;</text:span><text:span text:style-name="T9"><text:line-break/></text:span><text:span text:style-name="T9"> <text:s text:c="7"/>this</text:span><text:span text:style-name="T10">.</text:span><text:span text:style-name="T11">lastName </text:span><text:span text:style-name="T10">= lastName</text:span><text:span text:style-name="T9">;</text:span><text:span text:style-name="T9"><text:line-break/></text:span><text:span text:style-name="T9"> <text:s text:c="3"/></text:span><text:span text:style-name="T10">}</text:span><text:span text:style-name="T10"><text:line-break/></text:span><text:span text:style-name="T10"><text:line-break/></text:span><text:span text:style-name="T10"> <text:s text:c="3"/></text:span><text:span text:style-name="T9">public </text:span><text:span text:style-name="T10">String </text:span><text:span text:style-name="T12">getName</text:span><text:span text:style-name="T10">() {</text:span><text:span text:style-name="T10"><text:line-break/></text:span><text:span text:style-name="T10"> <text:s text:c="7"/></text:span><text:span text:style-name="T9">return </text:span><text:span text:style-name="T11">name</text:span><text:span text:style-name="T9">;</text:span><text:span text:style-name="T9"><text:line-break/></text:span><text:span text:style-name="T9"> <text:s text:c="3"/></text:span><text:span text:style-name="T10">}</text:span><text:span text:style-name="T10"><text:line-break/></text:span><text:span text:style-name="T10"><text:line-break/></text:span><text:span text:style-name="T10"> <text:s text:c="3"/></text:span><text:span text:style-name="T9">public </text:span><text:span text:style-name="T10">String </text:span><text:span text:style-name="T12">getLastName</text:span><text:span text:style-name="T10">() {</text:span><text:span text:style-name="T10"><text:line-break/></text:span><text:span text:style-name="T10"> <text:s text:c="7"/></text:span><text:span text:style-name="T9">return </text:span><text:span text:style-name="T11">lastName</text:span><text:span text:style-name="T9">;</text:span><text:span text:style-name="T9"><text:line-break/></text:span><text:span text:style-name="T9"> <text:s text:c="3"/></text:span><text:span text:style-name="T10">}</text:span><text:span text:style-name="T10"><text:line-break/></text:span><text:span text:style-name="T10"><text:line-break/></text:span><text:span text:style-name="T10"> <text:s text:c="3"/></text:span><text:span text:style-name="T9">public </text:span><text:span text:style-name="T10">String </text:span><text:span text:style-name="T12">toString</text:span><text:span text:style-name="T10">(){</text:span><text:span text:style-name="T10"><text:line-break/></text:span><text:span text:style-name="T10"> <text:s text:c="7"/></text:span><text:span text:style-name="T9">return </text:span><text:span text:style-name="T13">"{User[name=</text:span><text:span text:style-name="T9">\"</text:span><text:span text:style-name="T13">"</text:span><text:span text:style-name="T10">+</text:span><text:span text:style-name="T11">name</text:span><text:span text:style-name="T10">+</text:span><text:span text:style-name="T13">"</text:span><text:span text:style-name="T9">\"</text:span><text:span text:style-name="T13"> lastName=</text:span><text:span text:style-name="T9">\"</text:span><text:span text:style-name="T13">"</text:span><text:span text:style-name="T10">+</text:span><text:span text:style-name="T11">lastName</text:span><text:span text:style-name="T10">+</text:span><text:span text:style-name="T13">"</text:span><text:span text:style-name="T9">\"</text:span><text:span text:style-name="T13">]}"</text:span><text:span text:style-name="T9">;</text:span><text:span text:style-name="T9"><text:line-break/></text:span><text:span text:style-name="T9"> <text:s text:c="3"/></text:span><text:span text:style-name="T10">}</text:span><text:span text:style-name="T10"><text:line-break/></text:span><text:span text:style-name="T10">}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16" draw:layer="layout" svg:width="29.996cm" svg:height="18.26cm" svg:x="1cm" svg:y="1.198cm" presentation:class="subtitle" presentation:user-transformed="true">
          <draw:text-box>
            <text:p text:style-name="P15"><text:span text:style-name="T14">public class </text:span><text:span text:style-name="T15">EntryPoint {</text:span><text:span text:style-name="T15"><text:line-break/></text:span><text:span text:style-name="T15"> <text:s text:c="3"/></text:span><text:span text:style-name="T14">public static void </text:span><text:span text:style-name="T16">main</text:span><text:span text:style-name="T15">(String[] args) </text:span><text:span text:style-name="T14">throws </text:span><text:span text:style-name="T15">IOException {</text:span><text:span text:style-name="T15"><text:line-break/></text:span><text:span text:style-name="T15"> <text:s text:c="7"/>ByteArrayOutputStream bos = </text:span><text:span text:style-name="T14">new </text:span><text:span text:style-name="T15">ByteArrayOutputStream()</text:span><text:span text:style-name="T14">;</text:span><text:span text:style-name="T14"><text:line-break/></text:span><text:span text:style-name="T14"> <text:s text:c="7"/></text:span><text:span text:style-name="T15">ObjectOutputStream oos = </text:span><text:span text:style-name="T14">new </text:span><text:span text:style-name="T15">ObjectOutputStream(bos)</text:span><text:span text:style-name="T14">;</text:span><text:span text:style-name="T14"><text:line-break/></text:span><text:span text:style-name="T14"> <text:s text:c="7"/></text:span><text:span text:style-name="T15">NotSerializableUser user = </text:span><text:span text:style-name="T14">new </text:span><text:span text:style-name="T15">NotSerializableUser(</text:span><text:span text:style-name="T17">"user_name_1"</text:span><text:span text:style-name="T14">, </text:span><text:span text:style-name="T17">"user_lastname_1"</text:span><text:span text:style-name="T15">)</text:span><text:span text:style-name="T14">;</text:span><text:span text:style-name="T14"><text:line-break/></text:span><text:span text:style-name="T14"> <text:s text:c="7"/></text:span><text:span text:style-name="T15">System.</text:span><text:span text:style-name="T18">out</text:span><text:span text:style-name="T15">.println(user)</text:span><text:span text:style-name="T14">;</text:span><text:span text:style-name="T14"><text:line-break/></text:span><text:span text:style-name="T14"> <text:s text:c="7"/></text:span><text:span text:style-name="T19">oos.writeObject(user);</text:span><text:span text:style-name="T14"><text:line-break/></text:span><text:span text:style-name="T14"> <text:s text:c="7"/>byte</text:span><text:span text:style-name="T15">[] bytes = bos.toByteArray()</text:span><text:span text:style-name="T14">;</text:span><text:span text:style-name="T14"><text:line-break/></text:span><text:span text:style-name="T14"> <text:s text:c="7"/></text:span><text:span text:style-name="T15">String hex = javax.xml.bind.DatatypeConverter.</text:span><text:span text:style-name="T20">printHexBinary</text:span><text:span text:style-name="T15">(bytes)</text:span><text:span text:style-name="T14">;</text:span><text:span text:style-name="T14"><text:line-break/></text:span><text:span text:style-name="T14"> <text:s text:c="7"/></text:span><text:span text:style-name="T15">System.</text:span><text:span text:style-name="T18">out</text:span><text:span text:style-name="T21">.println(hex)</text:span><text:span text:style-name="T22">;</text:span><text:span text:style-name="T22"><text:line-break/></text:span><text:span text:style-name="T22"> <text:s text:c="7"/></text:span><text:span text:style-name="T21">oos.flush()</text:span><text:span text:style-name="T22">;</text:span><text:span text:style-name="T22"><text:line-break/></text:span><text:span text:style-name="T22"> <text:s text:c="7"/></text:span><text:span text:style-name="T21">oos.close()</text:span><text:span text:style-name="T22">;</text:span><text:span text:style-name="T22"><text:line-break/></text:span><text:span text:style-name="T22"> <text:s text:c="3"/></text:span><text:span text:style-name="T21">}</text:span><text:span text:style-name="T21"><text:line-break/></text:span><text:span text:style-name="T21">}</text:span></text:p>
          </draw:text-box>
        </draw:frame>
        <draw:frame draw:style-name="gr10" draw:text-style-name="P17" draw:layer="layout" svg:width="18.6cm" svg:height="1.623cm" svg:x="21.4cm" svg:y="5.2cm">
          <draw:text-box>
            <text:p><text:span text:style-name="T23">Будет работать?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18" draw:layer="layout" svg:width="29.996cm" svg:height="16.255cm" svg:x="1cm" svg:y="2.2cm" presentation:class="subtitle" presentation:user-transformed="true">
          <draw:text-box>
            <text:p><text:s/></text:p>
          </draw:text-box>
        </draw:frame>
        <draw:frame draw:style-name="gr11" draw:text-style-name="P19" draw:layer="layout" svg:width="26.4cm" svg:height="15.455cm" svg:x="3.8cm" svg:y="3cm">
          <draw:text-box>
            <text:p text:style-name="P6"><text:span text:style-name="T24">НЕТ!</text:span></text:p>
            <text:p text:style-name="P6"><text:span text:style-name="T24"/></text:p>
            <text:p text:style-name="P6"><text:span text:style-name="T25">Exception in thread "main"</text:span></text:p>
            <text:p text:style-name="P6"><text:span text:style-name="T25"><text:s/></text:span><text:span text:style-name="T25">java.io.NotSerializableException</text:span></text:p>
            <text:p text:style-name="P6"><text:span text:style-name="T25"/></text:p>
            <text:p text:style-name="P6"><text:span text:style-name="T26">Что делать?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5" draw:layer="layout" svg:width="29.996cm" svg:height="16.255cm" svg:x="1.664cm" svg:y="0.837cm" presentation:class="subtitle">
          <draw:text-box>
            <text:p>Вариант 1 :</text:p>
            <text:p>реализовать интерфейс Serializable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2" presentation:presentation-page-layout-name="AL3T32" presentation:use-date-time-name="dtd1">
        <office:forms form:automatic-focus="false" form:apply-design-mode="false"/>
        <draw:frame presentation:style-name="pr10" draw:text-style-name="P18" draw:layer="layout" svg:width="29.996cm" svg:height="16.561cm" svg:x="1.4cm" svg:y="2.039cm" presentation:class="subtitle" presentation:user-transformed="true">
          <draw:text-box>
            <text:p text:style-name="P13"><text:span text:style-name="T27">public class </text:span><text:span text:style-name="T28">GoodSerializableUser </text:span><text:span text:style-name="T27">implements </text:span><text:span text:style-name="T28">Serializable {</text:span><text:span text:style-name="T28"><text:line-break/></text:span><text:span text:style-name="T28"> <text:s text:c="3"/></text:span><text:span text:style-name="T27">private final </text:span><text:span text:style-name="T28">String </text:span><text:span text:style-name="T29">name</text:span><text:span text:style-name="T27">;</text:span><text:span text:style-name="T27"><text:line-break/></text:span><text:span text:style-name="T27"> <text:s text:c="3"/>private final </text:span><text:span text:style-name="T28">String </text:span><text:span text:style-name="T29">lastName</text:span><text:span text:style-name="T27">;</text:span><text:span text:style-name="T27"><text:line-break/></text:span><text:span text:style-name="T27"><text:line-break/></text:span><text:span text:style-name="T27"><text:line-break/></text:span><text:span text:style-name="T27"> <text:s text:c="3"/>public </text:span><text:span text:style-name="T30">GoodSerializableUser</text:span><text:span text:style-name="T28">(String name</text:span><text:span text:style-name="T27">, </text:span><text:span text:style-name="T28">String lastName) {</text:span><text:span text:style-name="T28"><text:line-break/></text:span><text:span text:style-name="T28"> <text:s text:c="7"/></text:span><text:span text:style-name="T27">this</text:span><text:span text:style-name="T28">.</text:span><text:span text:style-name="T29">name </text:span><text:span text:style-name="T28">= name</text:span><text:span text:style-name="T27">;</text:span><text:span text:style-name="T27"><text:line-break/></text:span><text:span text:style-name="T27"> <text:s text:c="7"/>this</text:span><text:span text:style-name="T28">.</text:span><text:span text:style-name="T29">lastName </text:span><text:span text:style-name="T28">= lastName</text:span><text:span text:style-name="T27">;</text:span><text:span text:style-name="T27"><text:line-break/></text:span><text:span text:style-name="T27"> <text:s text:c="3"/></text:span><text:span text:style-name="T28">}</text:span><text:span text:style-name="T28"><text:line-break/></text:span><text:span text:style-name="T28"><text:line-break/></text:span><text:span text:style-name="T28"> <text:s text:c="3"/></text:span><text:span text:style-name="T27">public </text:span><text:span text:style-name="T28">String </text:span><text:span text:style-name="T30">getName</text:span><text:span text:style-name="T28">() {</text:span><text:span text:style-name="T28"><text:line-break/></text:span><text:span text:style-name="T28"> <text:s text:c="7"/></text:span><text:span text:style-name="T27">return </text:span><text:span text:style-name="T29">name</text:span><text:span text:style-name="T27">;</text:span><text:span text:style-name="T27"><text:line-break/></text:span><text:span text:style-name="T27"> <text:s text:c="3"/></text:span><text:span text:style-name="T28">}</text:span><text:span text:style-name="T28"><text:line-break/></text:span><text:span text:style-name="T28"><text:line-break/></text:span><text:span text:style-name="T28"> <text:s text:c="3"/></text:span><text:span text:style-name="T27">public </text:span><text:span text:style-name="T28">String </text:span><text:span text:style-name="T30">getLastName</text:span><text:span text:style-name="T28">() {</text:span><text:span text:style-name="T28"><text:line-break/></text:span><text:span text:style-name="T28"> <text:s text:c="7"/></text:span><text:span text:style-name="T27">return </text:span><text:span text:style-name="T29">lastName</text:span><text:span text:style-name="T27">;</text:span><text:span text:style-name="T27"><text:line-break/></text:span><text:span text:style-name="T27"> <text:s text:c="3"/></text:span><text:span text:style-name="T28">}</text:span><text:span text:style-name="T28"><text:line-break/></text:span><text:span text:style-name="T28"><text:line-break/></text:span><text:span text:style-name="T28"> <text:s text:c="3"/></text:span><text:span text:style-name="T27">public </text:span><text:span text:style-name="T28">String </text:span><text:span text:style-name="T30">toString</text:span><text:span text:style-name="T28">(){</text:span><text:span text:style-name="T28"><text:line-break/></text:span><text:span text:style-name="T28"> <text:s text:c="7"/></text:span><text:span text:style-name="T27">return </text:span><text:span text:style-name="T31">"{GoodSerializableUser[name=</text:span><text:span text:style-name="T27">\"</text:span><text:span text:style-name="T31">"</text:span><text:span text:style-name="T28">+</text:span><text:span text:style-name="T29">name</text:span><text:span text:style-name="T28">+</text:span><text:span text:style-name="T31">"</text:span><text:span text:style-name="T27">\"</text:span><text:span text:style-name="T31"> lastName=</text:span><text:span text:style-name="T27">\"</text:span><text:span text:style-name="T31">"</text:span><text:span text:style-name="T28">+</text:span><text:span text:style-name="T29">lastName</text:span><text:span text:style-name="T28">+</text:span><text:span text:style-name="T31">"</text:span><text:span text:style-name="T27">\"</text:span><text:span text:style-name="T31">]}"</text:span><text:span text:style-name="T27">;</text:span><text:span text:style-name="T27"><text:line-break/></text:span><text:span text:style-name="T27"> <text:s text:c="3"/></text:span><text:span text:style-name="T28">}</text:span><text:span text:style-name="T28"><text:line-break/></text:span><text:span text:style-name="T28">}</text:span></text:p>
          </draw:text-box>
        </draw:frame>
        <draw:frame draw:style-name="gr10" draw:text-style-name="P17" draw:layer="layout" svg:width="11.6cm" svg:height="1.623cm" svg:x="21cm" svg:y="8.4cm">
          <draw:text-box>
            <text:p><text:span text:style-name="T23">Будет работать?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2" presentation:presentation-page-layout-name="AL3T32" presentation:use-date-time-name="dtd1">
        <office:forms form:automatic-focus="false" form:apply-design-mode="false"/>
        <draw:frame presentation:style-name="pr11" draw:text-style-name="P21" draw:layer="layout" svg:width="33.33cm" svg:height="19.4cm" svg:x="0cm" svg:y="0.8cm" presentation:class="subtitle" presentation:user-transformed="true">
          <draw:text-box>
            <text:p text:style-name="P6">Да. Объект сериализуется</text:p>
            <text:p text:style-name="P6"/>
            <text:p text:style-name="P20"><text:span text:style-name="T32"><text:s text:c="4"/></text:span><text:span text:style-name="T32">{GoodSerializableUser[name="user_name_1" lastName="user_lastname_1"]}</text:span></text:p>
            <text:p text:style-name="P20"><text:span text:style-name="T33"/></text:p>
            <text:p text:style-name="P20"><text:span text:style-name="T33"><text:s text:c="4"/></text:span><text:span text:style-name="T33">AC ED 00 05 73 72 00 22 72 75 </text:span></text:p>
            <text:p text:style-name="P20"><text:span text:style-name="T33"><text:s text:c="4"/></text:span><text:span text:style-name="T33">2E 63 6F 6D 6D 6F 6E 2E 64 74 </text:span></text:p>
            <text:p text:style-name="P20"><text:span text:style-name="T33"><text:s text:c="4"/></text:span><text:span text:style-name="T33">6F 2E 47 6F 6F 64 53 65 72 69 </text:span></text:p>
            <text:p text:style-name="P20"><text:span text:style-name="T33"><text:s text:c="4"/></text:span><text:span text:style-name="T33">61 6C 69 7A 61 62 6C 65 55 73 </text:span></text:p>
            <text:p text:style-name="P20"><text:span text:style-name="T33"><text:s text:c="4"/></text:span><text:span text:style-name="T33">65 72 13 C9 EB A2 D0 92 14 9A </text:span></text:p>
            <text:p text:style-name="P20"><text:span text:style-name="T33"><text:s text:c="4"/></text:span><text:span text:style-name="T33">02 00 02 4C 00 08 6C 61 73 74 </text:span></text:p>
            <text:p text:style-name="P20"><text:span text:style-name="T33"><text:s text:c="4"/></text:span><text:span text:style-name="T33">4E 61 6D 65 74 00 12 4C 6A 61 </text:span></text:p>
            <text:p text:style-name="P20"><text:span text:style-name="T33"><text:s text:c="4"/></text:span><text:span text:style-name="T33">76 61 2F 6C 61 6E 67 2F 53 74 </text:span></text:p>
            <text:p text:style-name="P20"><text:span text:style-name="T33"><text:s text:c="4"/></text:span><text:span text:style-name="T33">72 69 6E 67 3B 4C 00 04 6E 61 </text:span></text:p>
            <text:p text:style-name="P20"><text:span text:style-name="T33"><text:s text:c="4"/></text:span><text:span text:style-name="T33">6D 65 71 00 7E 00 01 78 70 74 </text:span></text:p>
            <text:p text:style-name="P20"><text:span text:style-name="T33"><text:s text:c="4"/></text:span><text:span text:style-name="T33">00 0F 75 73 65 72 5F 6C 61 73 </text:span></text:p>
            <text:p text:style-name="P20"><text:span text:style-name="T33"><text:s text:c="4"/></text:span><text:span text:style-name="T33">74 6E 61 6D 65 5F 31 74 00 0B </text:span></text:p>
            <text:p text:style-name="P20"><text:span text:style-name="T33"><text:s text:c="4"/></text:span><text:span text:style-name="T33">75 73 65 72 5F 6E 61 6D 65 5F </text:span></text:p>
            <text:p text:style-name="P20"><text:span text:style-name="T33"><text:s text:c="4"/></text:span><text:span text:style-name="T33">31 </text:span></text:p>
            <text:p text:style-name="P20"><text:span text:style-name="T33"/></text:p>
            <text:p text:style-name="P20"><text:span text:style-name="T33"><text:s text:c="4"/></text:span><text:span text:style-name="T34">Size = 131</text:span></text:p>
            <text:p text:style-name="P20"><text:span text:style-name="T33"><text:s text:c="2"/></text:span></text:p>
            <text:p text:style-name="P20"><text:span text:style-name="T35"><text:s text:c="4"/></text:span><text:span text:style-name="T36">Пояснения: байтовый массив записан в hex-формате и приведен к читаемому виду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2" presentation:presentation-page-layout-name="AL3T32" presentation:use-date-time-name="dtd1">
        <office:forms form:automatic-focus="false" form:apply-design-mode="false"/>
        <draw:frame presentation:style-name="pr12" draw:text-style-name="P21" draw:layer="layout" svg:width="33.396cm" svg:height="19.055cm" svg:x="0.204cm" svg:y="0.945cm" presentation:class="subtitle" presentation:user-transformed="true">
          <draw:text-box>
            <text:p text:style-name="P6">Рассмотрим байтовый массив подробнее</text:p>
            <text:p text:style-name="P6"/>
            <text:p text:style-name="P20"><text:span text:style-name="T37"><text:s text:c="4"/></text:span><text:span text:style-name="T37">AC ED: </text:span><text:span text:style-name="T38">STREAM_MAGIC</text:span><text:span text:style-name="T37">. Используется прямая сериализация объектов</text:span></text:p>
            <text:p text:style-name="P20"><text:span text:style-name="T37"><text:s text:c="4"/></text:span><text:span text:style-name="T37">00 05: STREAM_VERSION. Версия сериализации.</text:span></text:p>
            <text:p text:style-name="P20"><text:span text:style-name="T37"><text:s text:c="4"/></text:span><text:span text:style-name="T37">0x73: TC_OBJECT. Обозначение нового объекта.</text:span></text:p>
            <text:p text:style-name="P20"><text:span text:style-name="T37"><text:s text:c="4"/></text:span><text:span text:style-name="T37">0x72: Начало описания класса </text:span><text:span text:style-name="T39">GoodSerializableUser — данный класс ассоциируется с объектом</text:span></text:p>
            <text:p text:style-name="P20"><text:span text:style-name="T39"><text:s text:c="4"/></text:span><text:span text:style-name="T39">00 22: Длина имени класса ru.common.GoodSerializableUser </text:span></text:p>
            <text:p text:style-name="P20"><text:span text:style-name="T39"><text:s text:c="4"/></text:span><text:span text:style-name="T39">02: Флаги (строка 6, поз.1). В данном случае установлен флаг поддержки сериализации</text:span></text:p>
            <text:p text:style-name="P20"><text:span text:style-name="T39"><text:s text:c="4"/></text:span><text:span text:style-name="T39">00 02: число полей в классе</text:span></text:p>
            <text:p text:style-name="P20"><text:span text:style-name="T40"><text:s text:c="4"/></text:span><text:span text:style-name="T40">4C: код, закрепленный за java.lang.String </text:span></text:p>
            <text:p text:style-name="P20"><text:span text:style-name="T40"><text:s text:c="4"/></text:span><text:span text:style-name="T40">00 08: длина имени поля («lastName» пошло вперед <text:s/>по алфавиту)</text:span></text:p>
            <text:p text:style-name="P20"><text:span text:style-name="T40"><text:s text:c="4"/>… </text:span><text:span text:style-name="T40">- и так далее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5" draw:layer="layout" svg:width="29.996cm" svg:height="16.255cm" svg:x="1.664cm" svg:y="0.837cm" presentation:class="subtitle" presentation:user-transformed="true">
          <draw:text-box>
            <text:p text:style-name="P20"><text:span text:style-name="T41"><text:s text:c="4"/></text:span></text:p>
            <text:p text:style-name="P20"><text:span text:style-name="T41"><text:s text:c="12"/></text:span><text:span text:style-name="T41">JVM сериализация скрупулезно опишет: </text:span></text:p>
            <text:p text:style-name="P20"><text:span text:style-name="T41"/></text:p>
            <text:p text:style-name="P20"><text:span text:style-name="T40"><text:s text:c="3"/></text:span><text:span text:style-name="T41"><text:s text:c="7"/></text:span><text:span text:style-name="T41">- поля класса </text:span></text:p>
            <text:p text:style-name="P20"><text:span text:style-name="T41"><text:s text:c="9"/></text:span><text:span text:style-name="T41">- их значения</text:span></text:p>
            <text:p text:style-name="P20"><text:span text:style-name="T41"><text:s text:c="9"/></text:span><text:span text:style-name="T41">- сам класс и все дерево наследования, вплоть до java.lang.Object</text:span></text:p>
            <text:p text:style-name="P20"><text:span text:style-name="T40"/></text:p>
            <text:p text:style-name="P20"><text:span text:style-name="T40"><text:s text:c="4"/></text:span></text:p>
            <text:p text:style-name="P20"><text:span text:style-name="T40"/></text:p>
            <text:p text:style-name="P20"><text:span text:style-name="T40"><text:s text:c="4"/></text:span><text:span text:style-name="T40">Примечание: </text:span></text:p>
            <text:p text:style-name="P20"><text:span text:style-name="T40"><text:s text:c="4"/></text:span><text:span text:style-name="T40">подробно можно почитать здесь - https://habr.com/ru/post/60317/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2" presentation:presentation-page-layout-name="AL3T32" presentation:use-date-time-name="dtd1">
        <office:forms form:automatic-focus="false" form:apply-design-mode="false"/>
        <draw:frame presentation:style-name="pr13" draw:text-style-name="P5" draw:layer="layout" svg:width="29.996cm" svg:height="19.464cm" svg:x="1.2cm" svg:y="1.026cm" presentation:class="subtitle" presentation:user-transformed="true">
          <draw:text-box>
            <text:p>Пример:</text:p>
            <text:p text:style-name="P20"><text:span text:style-name="T42">public class </text:span><text:span text:style-name="T43">BasePerson </text:span><text:span text:style-name="T42">implements </text:span><text:span text:style-name="T43">Serializable{</text:span><text:span text:style-name="T43"><text:line-break/></text:span><text:span text:style-name="T43"> <text:s text:c="3"/></text:span><text:span text:style-name="T42">private final </text:span><text:span text:style-name="T43">String </text:span><text:span text:style-name="T44">name</text:span><text:span text:style-name="T42">;</text:span><text:span text:style-name="T42"><text:line-break/></text:span><text:span text:style-name="T42"> <text:s text:c="3"/>...</text:span><text:span text:style-name="T43"><text:line-break/></text:span><text:span text:style-name="T43">}</text:span></text:p>
            <text:p text:style-name="P13"><text:span text:style-name="T43"/></text:p>
            <text:p text:style-name="P20"><text:span text:style-name="T42">public class </text:span><text:span text:style-name="T43">FullPerson </text:span><text:span text:style-name="T42">extends </text:span><text:span text:style-name="T43">BasePerson </text:span><text:span text:style-name="T42">implements </text:span><text:span text:style-name="T43">Serializable{</text:span><text:span text:style-name="T43"><text:line-break/></text:span><text:span text:style-name="T43"> <text:s text:c="3"/></text:span><text:span text:style-name="T42">private final </text:span><text:span text:style-name="T43">String </text:span><text:span text:style-name="T44">lastName</text:span><text:span text:style-name="T42">;</text:span><text:span text:style-name="T42"><text:line-break/></text:span><text:span text:style-name="T42"> <text:s text:c="3"/>...</text:span><text:span text:style-name="T43"><text:line-break/></text:span><text:span text:style-name="T43">}</text:span></text:p>
            <text:p text:style-name="P20"><text:span text:style-name="T43"/></text:p>
            <text:p text:style-name="P20"><text:span text:style-name="T42">public class </text:span><text:span text:style-name="T43">User1 </text:span><text:span text:style-name="T42">extends </text:span><text:span text:style-name="T43">FullPerson </text:span><text:span text:style-name="T42">implements </text:span><text:span text:style-name="T43">Serializable{</text:span><text:span text:style-name="T43"><text:line-break/></text:span><text:span text:style-name="T43"> <text:s text:c="3"/></text:span><text:span text:style-name="T42">public </text:span><text:span text:style-name="T45">BadSerializableUser</text:span><text:span text:style-name="T43">(String name</text:span><text:span text:style-name="T42">, </text:span><text:span text:style-name="T43">String lastName) {</text:span><text:span text:style-name="T43"><text:line-break/></text:span><text:span text:style-name="T43"> <text:s text:c="7"/></text:span><text:span text:style-name="T42">super</text:span><text:span text:style-name="T43">(name</text:span><text:span text:style-name="T42">, </text:span><text:span text:style-name="T43">lastName)</text:span><text:span text:style-name="T42">;</text:span><text:span text:style-name="T42"><text:line-break/></text:span><text:span text:style-name="T42"> <text:s text:c="3"/></text:span><text:span text:style-name="T43">}</text:span><text:span text:style-name="T43"><text:line-break/></text:span><text:span text:style-name="T43">}</text:span></text:p>
            <text:p text:style-name="P13"><text:span text:style-name="T43"/></text:p>
            <text:p text:style-name="P13"><text:span text:style-name="T42">public class </text:span><text:span text:style-name="T43">User2 </text:span><text:span text:style-name="T42">implements </text:span><text:span text:style-name="T43">Serializable {</text:span><text:span text:style-name="T43"><text:line-break/></text:span><text:span text:style-name="T43"> <text:s text:c="3"/></text:span><text:span text:style-name="T42">private final </text:span><text:span text:style-name="T43">String </text:span><text:span text:style-name="T44">name</text:span><text:span text:style-name="T42">;</text:span><text:span text:style-name="T42"><text:line-break/></text:span><text:span text:style-name="T42"> <text:s text:c="3"/>private final </text:span><text:span text:style-name="T43">String </text:span><text:span text:style-name="T44">lastName</text:span><text:span text:style-name="T42">;</text:span><text:span text:style-name="T42"><text:line-break/></text:span><text:span text:style-name="T42"> <text:s text:c="3"/>...</text:span><text:span text:style-name="T43"><text:line-break/></text:span><text:span text:style-name="T43">}</text:span></text:p>
            <text:p><text:span text:style-name="T46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7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22" draw:layer="layout" svg:width="29.996cm" svg:height="16.255cm" svg:x="1.664cm" svg:y="0.837cm" presentation:class="subtitle" presentation:user-transformed="true">
          <draw:text-box>
            <text:p>Вопрос: какой класс следует использовать в данном типе сериализации </text:p>
            <text:p/>
            <text:p>User1 или User2?</text:p>
            <text:p/>
            <text:p/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8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5" draw:layer="layout" svg:width="29.996cm" svg:height="16.255cm" svg:x="1.664cm" svg:y="0.837cm" presentation:class="subtitle">
          <draw:text-box>
            <text:p>Метод toString вернет одинаковые результаты:</text:p>
            <text:p><text:span text:style-name="T47">{User1[name="user_name_1" lastName="user_lastname_1"]}</text:span></text:p>
            <text:p><text:span text:style-name="T47">{User2[name="user_name_1" lastName="user_lastname_1"]}</text:span></text:p>
            <text:p><text:span text:style-name="T47"/></text:p>
            <text:p><text:span text:style-name="T47">А вот итоговое количество байт после сериализации будет разным:</text:span></text:p>
            <text:p><text:span text:style-name="T47">User1 - <text:s/>230</text:span></text:p>
            <text:p><text:span text:style-name="T47">User2 - 131</text:span></text:p>
            <text:p><text:span text:style-name="T47"/></text:p>
            <text:p><text:span text:style-name="T48">Почему?</text:span></text:p>
            <text:p><text:span text:style-name="T47"/></text:p>
            <text:p><text:span text:style-name="T47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9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5" draw:layer="layout" svg:width="29.996cm" svg:height="16.255cm" svg:x="1.664cm" svg:y="0.837cm" presentation:class="subtitle">
          <draw:text-box>
            <text:p>У User1 длиннее цепочка наследования до java.lang.Object.</text:p>
            <text:p/>
            <text:p>Каждый фрейм данных будет съедать почти в 2 раза больше траффика без какой-либо смысловой нагрузки.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0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5" draw:layer="layout" svg:width="29.996cm" svg:height="16.255cm" svg:x="1.664cm" svg:y="0.837cm" presentation:class="subtitle">
          <draw:text-box>
            <text:p>Можно ли сэкономить еще траффик?</text:p>
            <text:p/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1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1" draw:master-page-name="Vivid2" presentation:presentation-page-layout-name="AL3T32" presentation:use-date-time-name="dtd1">
        <office:forms form:automatic-focus="false" form:apply-design-mode="false"/>
        <draw:frame presentation:style-name="pr14" draw:text-style-name="P5" draw:layer="layout" svg:width="29.996cm" svg:height="18.963cm" svg:x="1.664cm" svg:y="0.837cm" presentation:class="subtitle" presentation:user-transformed="true">
          <draw:text-box>
            <text:p>Да, если реализовать интерфейс Externalizable</text:p>
            <text:p/>
            <text:p><text:span text:style-name="T49">Данный интерфейс требует условий:</text:span></text:p>
            <text:p><text:span text:style-name="T49"/></text:p>
            <text:p text:style-name="P20"><text:span text:style-name="T49"><text:s text:c="4"/></text:span><text:span text:style-name="T49">1. Наличие конструктора по умолчанию</text:span></text:p>
            <text:p text:style-name="P20"><text:span text:style-name="T49"/></text:p>
            <text:p text:style-name="P20"><text:span text:style-name="T49"><text:tab/></text:span><text:span text:style-name="T49">2. Геттеры и сеттеры ко всем приватным полям</text:span></text:p>
            <text:p text:style-name="P20"><text:span text:style-name="T49"/></text:p>
            <text:p text:style-name="P20"><text:span text:style-name="T49"><text:s text:c="4"/></text:span><text:span text:style-name="T49">3. Реализация методов </text:span><text:span text:style-name="T50">readObject</text:span><text:span text:style-name="T49"> и </text:span><text:span text:style-name="T50">writeObject</text:span></text:p>
            <text:p/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2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1" draw:master-page-name="Vivid2" presentation:presentation-page-layout-name="AL3T32" presentation:use-date-time-name="dtd1">
        <office:forms form:automatic-focus="false" form:apply-design-mode="false"/>
        <draw:frame presentation:style-name="pr15" draw:text-style-name="P5" draw:layer="layout" svg:width="29.996cm" svg:height="20.281cm" svg:x="0.804cm" svg:y="0.187cm" presentation:class="subtitle" presentation:user-transformed="true">
          <draw:text-box>
            <text:p text:style-name="P13"><text:span text:style-name="T51"/></text:p>
            <text:p text:style-name="P13"><text:span text:style-name="T51"/></text:p>
            <text:p text:style-name="P13"><text:span text:style-name="T51"/></text:p>
            <text:p text:style-name="P13"><text:span text:style-name="T42">public class </text:span><text:span text:style-name="T43">ExternalizableUser </text:span><text:span text:style-name="T42">implements </text:span><text:span text:style-name="T43">Externalizable {</text:span><text:span text:style-name="T43"><text:line-break/></text:span><text:span text:style-name="T43"> <text:s text:c="3"/></text:span><text:span text:style-name="T42">private </text:span><text:span text:style-name="T43">String </text:span><text:span text:style-name="T44">name</text:span><text:span text:style-name="T42">;</text:span><text:span text:style-name="T42"><text:line-break/></text:span><text:span text:style-name="T42"> <text:s text:c="3"/>private </text:span><text:span text:style-name="T43">String </text:span><text:span text:style-name="T44">lastName</text:span><text:span text:style-name="T42">;</text:span><text:span text:style-name="T42"><text:line-break/></text:span><text:span text:style-name="T52"><text:line-break/></text:span><text:span text:style-name="T52"> <text:s text:c="3"/></text:span><text:span text:style-name="T42">public </text:span><text:span text:style-name="T43">ExternalizableUser() {}</text:span><text:span text:style-name="T43"><text:line-break/></text:span><text:span text:style-name="T43"><text:line-break/></text:span><text:span text:style-name="T43"> <text:s text:c="3"/></text:span><text:span text:style-name="T42">public </text:span><text:span text:style-name="T43">ExternalizableUser(String name</text:span><text:span text:style-name="T42">, </text:span><text:span text:style-name="T43">String lastName) {</text:span><text:span text:style-name="T43"><text:line-break/></text:span><text:span text:style-name="T43"> <text:s text:c="7"/></text:span><text:span text:style-name="T42">this</text:span><text:span text:style-name="T43">.</text:span><text:span text:style-name="T44">name </text:span><text:span text:style-name="T43">= name</text:span><text:span text:style-name="T42">;</text:span><text:span text:style-name="T42"><text:line-break/></text:span><text:span text:style-name="T42"> <text:s text:c="7"/>this</text:span><text:span text:style-name="T43">.</text:span><text:span text:style-name="T44">lastName </text:span><text:span text:style-name="T43">= lastName</text:span><text:span text:style-name="T42">;</text:span><text:span text:style-name="T42"><text:line-break/></text:span><text:span text:style-name="T42"> <text:s text:c="3"/></text:span><text:span text:style-name="T43">}</text:span><text:span text:style-name="T43"><text:line-break/></text:span><text:span text:style-name="T43"> <text:s text:c="3"/>…</text:span><text:span text:style-name="T43"><text:line-break/></text:span><text:span text:style-name="T43"> <text:s text:c="3"/></text:span><text:span text:style-name="T53">@Override</text:span><text:span text:style-name="T53"><text:line-break/></text:span><text:span text:style-name="T53"> <text:s text:c="3"/></text:span><text:span text:style-name="T42">public void </text:span><text:span text:style-name="T45">writeExternal</text:span><text:span text:style-name="T43">(ObjectOutput out) </text:span><text:span text:style-name="T42">throws </text:span><text:span text:style-name="T43">IOException {</text:span><text:span text:style-name="T42"><text:line-break/></text:span><text:span text:style-name="T52"> <text:s text:c="7"/>out.writeObject(name);</text:span><text:span text:style-name="T52"><text:line-break/></text:span><text:span text:style-name="T52"> <text:s text:c="7"/>out.writeObject(lastName);</text:span><text:span text:style-name="T52"><text:line-break/></text:span><text:span text:style-name="T52"> <text:s text:c="3"/></text:span><text:span text:style-name="T43">}</text:span><text:span text:style-name="T43"><text:line-break/></text:span><text:span text:style-name="T43"><text:line-break/></text:span><text:span text:style-name="T43"> <text:s text:c="3"/></text:span><text:span text:style-name="T53">@Override</text:span><text:span text:style-name="T53"><text:line-break/></text:span><text:span text:style-name="T53"> <text:s text:c="3"/></text:span><text:span text:style-name="T42">public void </text:span><text:span text:style-name="T45">readExternal</text:span><text:span text:style-name="T43">(ObjectInput in) </text:span><text:span text:style-name="T42">throws </text:span><text:span text:style-name="T43">IOException</text:span><text:span text:style-name="T42">, </text:span><text:span text:style-name="T43">ClassNotFoundException{</text:span><text:span text:style-name="T42"><text:line-break/></text:span><text:span text:style-name="T52"> <text:s text:c="7"/>name = (String) in.readObject();</text:span><text:span text:style-name="T52"><text:line-break/></text:span><text:span text:style-name="T52"> <text:s text:c="7"/>lastName = (String) in.readObject();</text:span><text:span text:style-name="T52"><text:line-break/></text:span><text:span text:style-name="T52"> <text:s text:c="3"/></text:span><text:span text:style-name="T43">}</text:span><text:span text:style-name="T43"><text:line-break/></text:span><text:span text:style-name="T43">}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3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5" draw:layer="layout" svg:width="29.996cm" svg:height="16.255cm" svg:x="1.664cm" svg:y="0.837cm" presentation:class="subtitle">
          <draw:text-box>
            <text:p>Результат:</text:p>
            <text:p/>
            <text:p text:style-name="P20"><text:span text:style-name="T37">{GoodSerializableUser[name="user_name_1" lastName="user_lastname_1"]}</text:span></text:p>
            <text:p text:style-name="P20"><text:span text:style-name="T47"/></text:p>
            <text:p text:style-name="P20"><text:span text:style-name="T47">Количество байт во фрейме — </text:span><text:span text:style-name="T54">90</text:span><text:span text:style-name="T47"> ( было </text:span><text:span text:style-name="T55">131</text:span><text:span text:style-name="T47"> и </text:span><text:span text:style-name="T55">230</text:span><text:span text:style-name="T47"> соответственно)</text:span></text:p>
            <text:p text:style-name="P20"><text:span text:style-name="T47"/></text:p>
            <text:p text:style-name="P20"><text:span text:style-name="T47">Можно ли еще сэкономить?</text:span></text:p>
            <text:p text:style-name="P20"><text:span text:style-name="T47"/></text:p>
            <text:p text:style-name="P20"><text:span text:style-name="T47">Да, если не изобретать велосипед.</text:span></text:p>
            <text:p text:style-name="P20"><text:span text:style-name="T47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4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24" draw:layer="layout" svg:width="29.996cm" svg:height="16.255cm" svg:x="1.004cm" svg:y="1.2cm" presentation:class="subtitle" presentation:user-transformed="true">
          <draw:text-box>
            <text:p text:style-name="P23"><text:span text:style-name="T56">public class </text:span><text:span text:style-name="T57">ExternalizableUser </text:span><text:span text:style-name="T56">implements </text:span><text:span text:style-name="T57">Externalizable {</text:span><text:span text:style-name="T57"><text:line-break/></text:span><text:span text:style-name="T57"> <text:s text:c="3"/></text:span><text:span text:style-name="T56">private </text:span><text:span text:style-name="T57">String </text:span><text:span text:style-name="T58">name</text:span><text:span text:style-name="T56">;</text:span><text:span text:style-name="T56"><text:line-break/></text:span><text:span text:style-name="T56"> <text:s text:c="3"/>private </text:span><text:span text:style-name="T57">String </text:span><text:span text:style-name="T58">lastName</text:span><text:span text:style-name="T56">;</text:span><text:span text:style-name="T56"><text:line-break/></text:span><text:span text:style-name="T59"><text:line-break/></text:span><text:span text:style-name="T59"> <text:s text:c="3"/></text:span><text:span text:style-name="T56">public </text:span><text:span text:style-name="T57">ExternalizableUser() {}</text:span><text:span text:style-name="T57"><text:line-break/></text:span><text:span text:style-name="T57"><text:line-break/></text:span><text:span text:style-name="T57"> <text:s text:c="3"/></text:span><text:span text:style-name="T56">public </text:span><text:span text:style-name="T57">ExternalizableUser(String name</text:span><text:span text:style-name="T56">, </text:span><text:span text:style-name="T57">String lastName) {</text:span><text:span text:style-name="T57"><text:line-break/></text:span><text:span text:style-name="T57"> <text:s text:c="7"/></text:span><text:span text:style-name="T56">this</text:span><text:span text:style-name="T57">.</text:span><text:span text:style-name="T58">name </text:span><text:span text:style-name="T57">= name</text:span><text:span text:style-name="T56">;</text:span><text:span text:style-name="T56"><text:line-break/></text:span><text:span text:style-name="T56"> <text:s text:c="7"/>this</text:span><text:span text:style-name="T57">.</text:span><text:span text:style-name="T58">lastName </text:span><text:span text:style-name="T57">= lastName</text:span><text:span text:style-name="T56">;</text:span><text:span text:style-name="T56"><text:line-break/></text:span><text:span text:style-name="T56"> <text:s text:c="3"/></text:span><text:span text:style-name="T57">}</text:span><text:span text:style-name="T57"><text:line-break/></text:span><text:span text:style-name="T57"> <text:s text:c="3"/>…</text:span><text:span text:style-name="T57"><text:line-break/></text:span><text:span text:style-name="T57"> <text:s text:c="3"/></text:span><text:span text:style-name="T60">@Override</text:span><text:span text:style-name="T60"><text:line-break/></text:span><text:span text:style-name="T60"> <text:s text:c="3"/></text:span><text:span text:style-name="T56">public void </text:span><text:span text:style-name="T61">writeExternal</text:span><text:span text:style-name="T57">(ObjectOutput out) </text:span><text:span text:style-name="T56">throws </text:span><text:span text:style-name="T57">IOException {</text:span><text:span text:style-name="T56"><text:line-break/></text:span><text:span text:style-name="T59"> <text:s text:c="7"/></text:span><text:span text:style-name="T62">out.writeObject(this);</text:span><text:span text:style-name="T59"><text:line-break/></text:span><text:span text:style-name="T59"> <text:s text:c="3"/></text:span><text:span text:style-name="T57">}</text:span><text:span text:style-name="T57"><text:line-break/></text:span><text:span text:style-name="T57"><text:line-break/></text:span><text:span text:style-name="T57"> <text:s text:c="3"/></text:span><text:span text:style-name="T60">@Override</text:span><text:span text:style-name="T60"><text:line-break/></text:span><text:span text:style-name="T60"> <text:s text:c="3"/></text:span><text:span text:style-name="T56">public void </text:span><text:span text:style-name="T61">readExternal</text:span><text:span text:style-name="T57">(ObjectInput in) </text:span><text:span text:style-name="T56">throws </text:span><text:span text:style-name="T57">IOException</text:span><text:span text:style-name="T56">, </text:span><text:span text:style-name="T57">ClassNotFoundException{</text:span><text:span text:style-name="T56"><text:line-break/></text:span><text:span text:style-name="T59"> <text:s text:c="7"/></text:span><text:span text:style-name="T62">in.readObject();</text:span><text:span text:style-name="T59"><text:line-break/></text:span><text:span text:style-name="T59"> <text:s text:c="3"/></text:span><text:span text:style-name="T57">}</text:span><text:span text:style-name="T57"><text:line-break/></text:span><text:span text:style-name="T57">}</text:span></text:p>
          </draw:text-box>
        </draw:frame>
        <draw:frame draw:style-name="gr12" draw:text-style-name="P25" draw:layer="layout" svg:width="20cm" svg:height="2.513cm" svg:x="2.4cm" svg:y="17.143cm">
          <draw:text-box>
            <text:p text:style-name="P20"><text:span text:style-name="T63">Количество байт во фрейме —</text:span><text:span text:style-name="T47"> </text:span><text:span text:style-name="T64">63</text:span><text:span text:style-name="T65"> <text:s text:c="20"/></text:span><text:span text:style-name="T66">Объясните этот факт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5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5" draw:layer="layout" svg:width="29.996cm" svg:height="16.255cm" svg:x="1.664cm" svg:y="0.837cm" presentation:class="subtitle">
          <draw:text-box>
            <text:p>Ответ:</text:p>
            <text:p>При использовании <text:span text:style-name="T67">Serializable</text:span> создается <text:span text:style-name="T68">полный</text:span> слепок с экземпляра класса, который впоследствии может быть собран восстановлен <text:span text:style-name="T68">без</text:span> использования конструктора.</text:p>
            <text:p>При этом <text:span text:style-name="T67">srcObject != restoredObject</text:span>!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6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5" draw:layer="layout" svg:width="29.996cm" svg:height="16.255cm" svg:x="1.664cm" svg:y="0.837cm" presentation:class="subtitle">
          <draw:text-box>
            <text:p>При использовании <text:span text:style-name="T68">Externalizable</text:span> восстанавливаемый объект создается через конструктор по умолчанию, а пересылаются только <text:span text:style-name="T68">описания и значения</text:span> полей.</text:p>
            <text:p/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7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5" draw:layer="layout" svg:width="29.996cm" svg:height="17.741cm" svg:x="1.664cm" svg:y="0.094cm" presentation:class="subtitle" presentation:user-transformed="true">
          <draw:text-box>
            <text:p><text:span text:style-name="T68"/></text:p>
            <text:p><text:span text:style-name="T68">Externalizable</text:span> был введен в ранних версиях JVM (&lt;1.3) из-за проблем с производительностью <text:span text:style-name="T68">Serializable </text:span><text:span text:style-name="T69">при сериализации больших графов объектов (RMI)</text:span><text:span text:style-name="T70">.</text:span></text:p>
            <text:p><text:span text:style-name="T70"/></text:p>
            <text:p><text:span text:style-name="T71">При текущей производительности скорости (де-)сериализации для этих протоколов отличатся незначительно.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8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1" draw:master-page-name="Vivid2" presentation:presentation-page-layout-name="AL3T32" presentation:use-date-time-name="dtd1">
        <office:forms form:automatic-focus="false" form:apply-design-mode="false"/>
        <draw:frame presentation:style-name="pr15" draw:text-style-name="P27" draw:layer="layout" svg:width="29.996cm" svg:height="20.281cm" svg:x="0.804cm" svg:y="0.187cm" presentation:class="subtitle" presentation:user-transformed="true">
          <draw:text-box>
            <text:p text:style-name="P26"><text:span text:style-name="T51"/></text:p>
            <text:p text:style-name="P26"><text:span text:style-name="T51"/></text:p>
            <text:p text:style-name="P26"><text:span text:style-name="T51"/></text:p>
            <text:p text:style-name="P26"><text:span text:style-name="T42">public class </text:span><text:span text:style-name="T43">ExternalizableUser </text:span><text:span text:style-name="T42">implements </text:span><text:span text:style-name="T43">Externalizable {</text:span><text:span text:style-name="T43"><text:line-break/></text:span><text:span text:style-name="T43"> <text:s text:c="3"/></text:span><text:span text:style-name="T42">private </text:span><text:span text:style-name="T43">String </text:span><text:span text:style-name="T44">name</text:span><text:span text:style-name="T42">;</text:span><text:span text:style-name="T42"><text:line-break/></text:span><text:span text:style-name="T42"> <text:s text:c="3"/>private </text:span><text:span text:style-name="T43">String </text:span><text:span text:style-name="T44">lastName</text:span><text:span text:style-name="T42">;</text:span><text:span text:style-name="T42"><text:line-break/></text:span><text:span text:style-name="T52"><text:line-break/></text:span><text:span text:style-name="T52"> <text:s text:c="3"/></text:span><text:span text:style-name="T42">public </text:span><text:span text:style-name="T43">ExternalizableUser() {}</text:span><text:span text:style-name="T43"><text:line-break/></text:span><text:span text:style-name="T43"><text:line-break/></text:span><text:span text:style-name="T43"> <text:s text:c="3"/></text:span><text:span text:style-name="T72">//public ExternalizableUser(String name, String lastName) {</text:span><text:span text:style-name="T72"><text:line-break/></text:span><text:span text:style-name="T72"> <text:s text:c="3"/>// <text:s text:c="3"/>this.name = name;</text:span><text:span text:style-name="T72"><text:line-break/></text:span><text:span text:style-name="T72"> <text:s text:c="3"/>// <text:s text:c="3"/>this.lastName = lastName;</text:span><text:span text:style-name="T72"><text:line-break/></text:span><text:span text:style-name="T72"> <text:s text:c="3"/>//}</text:span><text:span text:style-name="T43"><text:line-break/></text:span><text:span text:style-name="T43"> <text:s text:c="3"/>…</text:span><text:span text:style-name="T43"><text:line-break/></text:span><text:span text:style-name="T43"> <text:s text:c="3"/></text:span><text:span text:style-name="T53">@Override</text:span><text:span text:style-name="T53"><text:line-break/></text:span><text:span text:style-name="T53"> <text:s text:c="3"/></text:span><text:span text:style-name="T42">public void </text:span><text:span text:style-name="T45">writeExternal</text:span><text:span text:style-name="T43">(ObjectOutput out) </text:span><text:span text:style-name="T42">throws </text:span><text:span text:style-name="T43">IOException {</text:span><text:span text:style-name="T42"><text:line-break/></text:span><text:span text:style-name="T52"> <text:s text:c="7"/>out.writeObject(name);</text:span><text:span text:style-name="T52"><text:line-break/></text:span><text:span text:style-name="T52"> <text:s text:c="7"/>out.writeObject(lastName);</text:span><text:span text:style-name="T52"><text:line-break/></text:span><text:span text:style-name="T52"> <text:s text:c="3"/></text:span><text:span text:style-name="T43">}</text:span><text:span text:style-name="T43"><text:line-break/></text:span><text:span text:style-name="T43"><text:line-break/></text:span><text:span text:style-name="T43"> <text:s text:c="3"/></text:span><text:span text:style-name="T53">@Override</text:span><text:span text:style-name="T53"><text:line-break/></text:span><text:span text:style-name="T53"> <text:s text:c="3"/></text:span><text:span text:style-name="T42">public void </text:span><text:span text:style-name="T45">readExternal</text:span><text:span text:style-name="T43">(ObjectInput in) </text:span><text:span text:style-name="T42">throws </text:span><text:span text:style-name="T43">IOException</text:span><text:span text:style-name="T42">, </text:span><text:span text:style-name="T43">ClassNotFoundException{</text:span><text:span text:style-name="T42"><text:line-break/></text:span><text:span text:style-name="T52"> <text:s text:c="7"/>name = (String) in.readObject();</text:span><text:span text:style-name="T52"><text:line-break/></text:span><text:span text:style-name="T52"> <text:s text:c="7"/>lastName = (String) in.readObject();</text:span><text:span text:style-name="T52"><text:line-break/></text:span><text:span text:style-name="T52"> <text:s text:c="3"/></text:span><text:span text:style-name="T43">}</text:span><text:span text:style-name="T43"><text:line-break/></text:span><text:span text:style-name="T43">}</text:span></text:p>
          </draw:text-box>
        </draw:frame>
        <draw:frame draw:style-name="gr10" draw:text-style-name="P17" draw:layer="layout" svg:width="18.6cm" svg:height="1.623cm" svg:x="19.6cm" svg:y="3.4cm">
          <draw:text-box>
            <text:p><text:span text:style-name="T23">Будет работать?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9" presentation:class="page"/>
          <draw:frame presentation:style-name="pr8" draw:text-style-name="P2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5" draw:layer="layout" svg:width="29.996cm" svg:height="16.255cm" svg:x="1.664cm" svg:y="0.837cm" presentation:class="subtitle">
          <draw:text-box>
            <text:p>НЕТ!</text:p>
            <text:p/>
            <text:p><text:span text:style-name="T73">Exception in thread "main" java.io.InvalidClassException: ru.common.dto.</text:span><text:span text:style-name="T74">ExternalizableUser</text:span><text:span text:style-name="T73">; no valid constructor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0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Courier New1" svg:font-family="'Courier New'" style:font-family-generic="modern" style:font-pitch="fixed"/>
    <style:font-face style:name="Source Code Pro Black" svg:font-family="'Source Code Pro Black'" style:font-family-generic="modern" style:font-pitch="fixed"/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Source Sans Pro Black1" svg:font-family="'Source Sans Pro Black'" style:font-family-generic="swiss" style:font-pitch="variable"/>
    <style:font-face style:name="Source Sans Pro Black2" svg:font-family="'Source Sans Pro Black'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Open Sans" fo:font-family="'Open Sans'" style:font-style-name="Predeterminado" style:font-family-generic="swiss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60pt" style:font-style-asian="normal" style:font-weight-asian="normal" style:font-name-complex="Lohit Hindi" style:font-family-complex="'Lohit Hind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номер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номер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номер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17T23:26:31.205000000</meta:creation-date>
    <meta:editing-duration>PT1H21M52S</meta:editing-duration>
    <meta:editing-cycles>15</meta:editing-cycles>
    <meta:generator>LibreOffice/5.4.3.2$Windows_X86_64 LibreOffice_project/92a7159f7e4af62137622921e809f8546db437e5</meta:generator>
    <dc:date>2021-05-20T01:08:50.469000000</dc:date>
    <meta:document-statistic meta:object-count="151"/>
  </office:meta>
</office:document-meta>
</file>